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Standard">
      <style:text-properties style:font-name="Courier New"/>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list-style-name="L2"/>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text-properties style:font-name="Courier New" fo:font-size="10pt" style:font-size-asian="10pt" style:font-size-complex="10pt"/>
    </style:style>
    <style:style style:name="P10" style:family="paragraph" style:parent-style-name="Standard" style:list-style-name="L6"/>
    <style:style style:name="P11" style:family="paragraph" style:parent-style-name="Standard" style:list-style-name="L7"/>
    <style:style style:name="T1" style:family="text">
      <style:text-properties style:font-name="Courier New" fo:font-size="9.75pt"/>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Courier New"/>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size-asian="12pt" style:font-size-complex="12pt"/>
    </style:style>
    <style:style style:name="T7" style:family="text">
      <style:text-properties style:font-name="moz-fixed" fo:font-size="9.75pt"/>
    </style:style>
    <style:style style:name="T8" style:family="text">
      <style:text-properties style:font-name="moz-fixed" fo:font-size="9.75pt"/>
    </style:style>
    <style:style style:name="T9" style:family="text">
      <style:text-properties style:font-name="Times New Roman" fo:font-size="11pt" style:font-size-asian="11pt" style:font-size-complex="11p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nh</text:p>
      <text:p text:style-name="P1">Phil Bonderud</text:p>
      <text:p text:style-name="Standard"/>
      <text:h text:style-name="P2"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 Tom Cunningham</text:p>
      <text:p text:style-name="Standard"/>
      <text:p text:style-name="Standard"/>
      <text:h text:style-name="P2" text:outline-level="1">Requirements</text:h>
      <text:p text:style-name="Standard"/>
      <text:p text:style-name="Standard"/>
      <text:p text:style-name="Standard">Using Windows XP Professional</text:p>
      <text:p text:style-name="Standard"/>
      <text:p text:style-name="Standard"><text:span text:style-name="T1">Tomcat-5.5.20 <text:s/>(</text:span><text:a xlink:type="simple" xlink:href="http://tomcat.apache.org/download-55.cgi"><text:span text:style-name="T2">http://tomcat.apache.org/download-55.cgi</text:span></text:a><text:span text:style-name="T1">)</text:span></text:p>
      <text:p text:style-name="P3"><text:s text:c="8"/><text:span text:style-name="T3">Binary Distributions, Core, using Windows Service Installer</text:span></text:p>
      <text:p text:style-name="P3"/>
      <text:p text:style-name="Standard"><text:span text:style-name="T1">MySQL-5.0.26-win32 <text:s/>(</text:span><text:a xlink:type="simple" xlink:href="http://dev.mysql.com/downloads/mysql/5.0.html"><text:span text:style-name="T2">http://dev.mysql.com/downloads/mysql/5.0.html</text:span></text:a><text:span text:style-name="T1">)</text:span></text:p>
      <text:p text:style-name="P3"><text:s text:c="8"/><text:span text:style-name="T3">Windows (x86) file. </text:span></text:p>
      <text:p text:style-name="P3"/>
      <text:p text:style-name="Standard"><text:span text:style-name="T1">JDK 5.0 Update 10 (</text:span><text:a xlink:type="simple" xlink:href="http://java.sun.com/javase/downloads/index.jsp"><text:span text:style-name="T2">http://java.sun.com/javase/downloads/index.jsp</text:span></text:a><text:span text:style-name="T1">)</text:span></text:p>
      <text:p text:style-name="Standard"><text:span text:style-name="T4"><text:s text:c="11"/></text:span><text:a xlink:type="simple" xlink:href="http://java.sun.com/javase/downloads/index_jdk5.jsp"><text:span text:style-name="T2">http://java.sun.com/javase/downloads/index_jdk5.jsp</text:span></text:a></text:p>
      <text:p text:style-name="P3"><text:s text:c="8"/><text:span text:style-name="T3">Includes Java Runtime Environment (JRE)</text:span></text:p>
      <text:p text:style-name="P3"><text:s text:c="8"/><text:span text:style-name="T3">Use Windows Online Installation download</text:span></text:p>
      <text:p text:style-name="P3"/>
      <text:p text:style-name="Standard"><text:span text:style-name="T1">jUDDI0.9rc4 <text:s/>( </text:span><text:a xlink:type="simple" xlink:href="http://ws.apache.org/juddi/releases.html"><text:span text:style-name="T2">http://ws.apache.org/juddi/releases.html</text:span></text:a><text:span text:style-name="T1">)</text:span></text:p>
      <text:p text:style-name="P3"><text:s text:c="11"/></text:p>
      <text:p text:style-name="P3"/>
      <text:p text:style-name="Standard"><text:span text:style-name="T1">Eclipse 3.2.1 </text:span><text:a xlink:type="simple" xlink:href="http://www.eclipse.org/"><text:span text:style-name="T2">http://www.eclipse.org</text:span></text:a></text:p>
      <text:p text:style-name="P3"><text:s text:c="11"/><text:span text:style-name="T3">eclipse-SDK-3.2.1-win32.zip</text:span></text:p>
      <text:p text:style-name="P3"/>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1">; C:\Program Files\Java\jdk1.5.0_10</text:span></text:p>
      <text:p text:style-name="Standard"/>
      <text:h text:style-name="Heading_20_1" text:outline-level="1">Install Apache-Tomcat-5.5.20</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4">C:\Apache Software Foundation\Tomcat 5.5\blah blah blah</text:p>
      <text:p text:style-name="Standard"/>
      <text:p text:style-name="Standard">The root folder for Tomcat, which is also called $CATALINA_HOME, in this</text:p>
      <text:p text:style-name="Standard">example is:</text:p>
      <text:p text:style-name="Standard"/>
      <text:p text:style-name="P4">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2">
        <text:list-item>
          <text:p text:style-name="P5">Obtain the program files listed above.</text:p>
        </text:list-item>
        <text:list-item>
          <text:p text:style-name="P5">The first prompt is simply to click Next.</text:p>
        </text:list-item>
        <text:list-item>
          <text:p text:style-name="P5">Agree/Accept the terms.</text:p>
        </text:list-item>
        <text:list-item>
          <text:p text:style-name="P5">Select Full install and click Next. <text:s/>A custom install (default) will probably work however within the environment used for this tutorial a full installation was selected. <text:s/></text:p>
        </text:list-item>
        <text:list-item>
          <text:p text:style-name="P5">Accept the default destination folder: <text:s/>C:\Program Files\Apache Software Foundation\Tomcat 5.5 <text:s text:c="2"/>and click Next</text:p>
        </text:list-item>
        <text:list-item>
          <text:p text:style-name="P5">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5">Verify the path to the Java installation you just performed. <text:s/>If you accepted Java’s default settings you should see: <text:s/><text:a xlink:type="simple" xlink:href="../../../../../Program">C:\Program</text:a> Files\Java\jre1.5.0_10. <text:s text:c="2"/>Click Install.</text:p>
        </text:list-item>
        <text:list-item>
          <text:p text:style-name="P5">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5">Check your work: <text:s/>open a browser and enter the URI <text:s text:c="2"/></text:span><text:a xlink:type="simple" xlink:href="http://localhost:8080/"><text:span text:style-name="T6">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6">“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3">
        <text:list-item>
          <text:p text:style-name="P7">Run the setup program, click Next</text:p>
        </text:list-item>
        <text:list-item>
          <text:p text:style-name="P7">Setup Type: Complete, click Next</text:p>
        </text:list-item>
        <text:list-item>
          <text:p text:style-name="P7">Accept default destination folder and click Install.</text:p>
        </text:list-item>
        <text:list-item>
          <text:p text:style-name="P7">Skip Sign-up (optional)</text:p>
        </text:list-item>
      </text:list>
      <text:p text:style-name="Standard"/>
      <text:h text:style-name="Heading_20_2" text:outline-level="2">Configuring:</text:h>
      <text:list text:style-name="L4">
        <text:list-item>
          <text:p text:style-name="P8">Detailed Configuration, click Next</text:p>
        </text:list-item>
        <text:list-item>
          <text:p text:style-name="P8">Developer Machine, click Next</text:p>
        </text:list-item>
        <text:list-item>
          <text:p text:style-name="P8">Multifunctional Database, click Next</text:p>
        </text:list-item>
        <text:list-item>
          <text:p text:style-name="P8">MySQL Server Instance Configuration, InnoDB Tablespace Settings, accept</text:p>
        </text:list-item>
        <text:list-item>
          <text:p text:style-name="P8">default, click Next</text:p>
        </text:list-item>
        <text:list-item>
          <text:p text:style-name="P8">Decision Support (DSS)/OLAP (default) , click Next</text:p>
        </text:list-item>
        <text:list-item>
          <text:p text:style-name="P8">Enable TCP/IP Networking and Enable Strict Mode (yes – default on both) ,</text:p>
        </text:list-item>
        <text:list-item>
          <text:p text:style-name="P8">click Next</text:p>
        </text:list-item>
        <text:list-item>
          <text:p text:style-name="P8">Standard Character Set (default) , click Next</text:p>
        </text:list-item>
        <text:list-item>
          <text:p text:style-name="P8">Install As Windows Service (default) and check the box “Include Bin</text:p>
        </text:list-item>
        <text:list-item>
          <text:p text:style-name="P8">Directory in Windows PATH, click Next</text:p>
        </text:list-item>
        <text:list-item>
          <text:p text:style-name="P8">Modify Security Settings (default) and enter the root password as: <text:s/>123456. The effect of checking “Enabling root access from remote machines” has not yet been used and in this tutorial the box was left unchecked. <text:s/>Do not</text:p>
        </text:list-item>
        <text:list-item>
          <text:p text:style-name="P8">create an Anonymous Account. <text:s text:c="3"/></text:p>
        </text:list-item>
        <text:list-item>
          <text:p text:style-name="P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2.0rc5 and drop it into C:\JUDDI. </text:p>
      <text:p text:style-name="Standard">Unzip it using the default name. <text:s/>Once <text:s/>unzipped your jUDDI files will be</text:p>
      <text:p text:style-name="Standard">located at C:\JUDDI\juddi-2.0rc5.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7">JUDDI is: </text:span><text:a xlink:type="simple" xlink:href="http://ws.apache.org/juddi/releases.html"><text:span text:style-name="T8">http://ws.apache.org/juddi/releases.html</text:span></text:a><text:span text:style-name="T7">.</text:span></text:p>
      <text:p text:style-name="Standard"/>
      <text:p text:style-name="Standard">Copy the C:\JUDDI\juddi-2.0rc5\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4">#</text:p>
      <text:p text:style-name="P4"># set the log file to $CATALINA_HOME\webapp\juddi\WEB-INF\{HOME}/juddi.log </text:p>
      <text:p text:style-name="P4"># and not the ${PWD}/juddi.log</text:p>
      <text:p text:style-name="P4">#</text:p>
      <text:p text:style-name="P4">log4j.appender.LOGFILE.File=/opt/tomcat/logs/juddi.log</text:p>
      <text:p text:style-name="Standard"/>
      <text:p text:style-name="Standard">Save and close the file.</text:p>
      <text:p text:style-name="Standard"/>
      <text:p text:style-name="Standard">4)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7">juddi.operatorEmailAddress = </text:span><text:a xlink:type="simple" xlink:href="mailto:yourEmail@aDomain.com"><text:span text:style-name="T8">yourEmail@aDomain.com</text:span></text:a></text:p>
      <text:p text:style-name="Standard"/>
      <text:p text:style-name="Standard"/>
      <text:p text:style-name="Standard">5)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4">&lt;Context path="/juddi" docBase="juddi"</text:p>
      <text:p text:style-name="P4">debug="5" reloadable="true" crossContext="true"&gt;</text:p>
      <text:p text:style-name="P4">&lt;Logger className="org.apache.catalina.logger.FileLogger" </text:p>
      <text:p text:style-name="P4">prefix="localhost_juddiDB_log" suffix=".txt" </text:p>
      <text:p text:style-name="P4">timestamp="true"/&gt;</text:p>
      <text:p text:style-name="Standard"/>
      <text:p text:style-name="P4">&lt;Resource name="jdbc/juddiDB" auth="Container" type="javax.sql.DataSource"</text:p>
      <text:p text:style-name="P4">maxActive="100" maxIdle="30" maxWait="10000"</text:p>
      <text:p text:style-name="P4">username="juddi" password="juddi" driverClassName="com.mysql.jdbc.Driver"</text:p>
      <text:p text:style-name="P4">url="jdbc:mysql://localhost:3306/juddi?autoReconnect=true"/&gt; </text:p>
      <text:p text:style-name="P4"/>
      <text:p text:style-name="P4">&lt;/Context&gt;</text:p>
      <text:p text:style-name="Standard"/>
      <text:p text:style-name="Standard">6)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list text:style-name="L5">
        <text:list-header>
          <text:p text:style-name="P9">&lt;user userid=”juddi” password=123456”&gt;</text:p>
        </text:list-header>
      </text:list>
      <text:p text:style-name="Standard"/>
      <text:p text:style-name="Standard">8) Create a “juddi” database in MySQL : Use your preferred mysql command line client to create a database named “juddi” (mysql&gt; create database juddi). <text:s text:c="5"/>Make sure that the user that you intend to use with this example has permissions to create tables, select, update, and delete on the new database you have created. <text:s text:c="4"/>Unlike in prior versions of juddi, there is no need to to run a script to create the tables, tables will be created the first time the database is used in the following step.</text:p>
      <text:p text:style-name="Standard"/>
      <text:p text:style-name="Standard">10)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8">http://localhost:8080/juddi</text:span></text:a><text:span text:style-name="T7">.</text:span></text:p>
      <text:p text:style-name="Standard">Click on Validate and scroll for errors noted in red. <text:s text:c="6"/>If you have set up your juddiDB datasource correctly as seen in Step 5, the validation jsp will propagate the database with the necessary tables and default data. <text:s text:c="6"/></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2"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5">these options. <text:s/></text:span><text:a xlink:type="simple" xlink:href="http://www.eclipse.org/"><text:span text:style-name="T6">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6">Open Eclipse.ini for editing. <text:s/>Within this file are the default minimum</text:p>
      <text:p text:style-name="P6">(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1">-vmargs -Xms512m -Xmx1024m</text:span></text:p>
      <text:p text:style-name="Standard"/>
      <text:p text:style-name="P6">Save the Eclipse.ini file, close your editor, and make certain that the extension was not changed.</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6">
        <text:list-item>
          <text:p text:style-name="P10">Open Eclipse</text:p>
        </text:list-item>
        <text:list-item>
          <text:p text:style-name="P10">Select Help – Software Updates – Find and Install</text:p>
        </text:list-item>
        <text:list-item>
          <text:p text:style-name="P10">Search for updates of the currently installed features, click Finish</text:p>
        </text:list-item>
        <text:list-item>
          <text:p text:style-name="P10">Select a mirror, click OK</text:p>
        </text:list-item>
        <text:list-item>
          <text:p text:style-name="P10">Accept all terms and allow all updates to take place</text:p>
        </text:list-item>
        <text:list-item>
          <text:p text:style-name="P10">If an error occurs during these updates, repeat these steps.</text:p>
        </text:list-item>
        <text:list-item>
          <text:p text:style-name="P10">Allow Eclipse to restart the workspace if prompted</text:p>
        </text:list-item>
      </text:list>
      <text:p text:style-name="Standard"/>
      <text:p text:style-name="Standard">Installing new plug-ins:</text:p>
      <text:p text:style-name="Standard"/>
      <text:list text:style-name="L7">
        <text:list-item>
          <text:p text:style-name="P11">Select Help – Software Updates – Find and Install</text:p>
        </text:list-item>
        <text:list-item>
          <text:p text:style-name="P11">Search for new features to install, click Next</text:p>
        </text:list-item>
        <text:list-item>
          <text:p text:style-name="P11">Select Callisto Discovery Site and click Finish</text:p>
        </text:list-item>
        <text:list-item>
          <text:p text:style-name="P11">Select a mirror and click OK</text:p>
        </text:list-item>
        <text:list-item>
          <text:p text:style-name="P11">Expand the list for Callisto Discovery Site</text:p>
        </text:list-item>
        <text:list-item>
          <text:p text:style-name="P11">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11">As you add plug-ins the help list within Eclipse should also expand as well.</text:p>
        </text:list-item>
        <text:list-item>
          <text:p text:style-name="P11">If you have ample memory feel free to select all plug-ins except for C/C++ development. <text:s/>Otherwise start with Java Development, Web and J2EE</text:p>
        </text:list-item>
        <text:list-item>
          <text:p text:style-name="P11">Development (WTP) and expand your functionality later. <text:s/>It is up to you to learn how to use these features. <text:s/>Remember to use the “Select Required” button to resolve plug-in file dependency errors.</text:p>
        </text:list-item>
        <text:list-item>
          <text:p text:style-name="P11">Click Next</text:p>
        </text:list-item>
        <text:list-item>
          <text:p text:style-name="P11">Accept all terms, click Next</text:p>
        </text:list-item>
        <text:list-item>
          <text:p text:style-name="P11">Click Finish.</text:p>
        </text:list-item>
        <text:list-item>
          <text:p text:style-name="P11">If an error occurs during these updates, repeat these steps.</text:p>
        </text:list-item>
        <text:list-item>
          <text:p text:style-name="P11">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9">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6"><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6">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6">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6">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6">http://localhost:8080/juddi</text:span></text:a></text:p>
      <text:p text:style-name="Standard"/>
      <text:p text:style-name="Standard">By looking in the "controller.jsp" file that resides under the TOMCAT_HOME/webapps/juddi/console directory, we can see that the "inquiry" <text:span text:style-name="T5">URL is something like </text:span><text:a xlink:type="simple" xlink:href="http://localhost:8080/juddi/inquiry"><text:span text:style-name="T6">"http://localhost:8080/juddi/inquiry"</text:span></text:a><text:span text:style-name="T5">;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5">. </text:span><text:a xlink:type="simple" xlink:href="http://localhost:8080/juddi/inquiry"><text:span text:style-name="T6">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5">- Publish URL -&gt; </text:span><text:a xlink:type="simple" xlink:href="http://localhost:8080/juddi/publish"><text:span text:style-name="T6">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6">http://localhost:8080/myApp/services/MyWebClass</text:span></text:a><text:span text:style-name="T5">).</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5">For the "Inquiry URL" field enter the jUDDI inquiry URL that you got from the "controller.jsp" file, e.g. </text:span><text:a xlink:type="simple" xlink:href="http://localhost:8080/juddi/inquiry"><text:span text:style-name="T6">http://localhost:8080/juddi/inquiry</text:span></text:a><text:span text:style-name="T5">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5">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6">http://my.host.machine.name:8080/myApp/services/MyWebClass?wsdl</text:span></text:a><text:span text:style-name="T5"> (in</text:span></text:p>
      <text:p text:style-name="Standard"><text:span text:style-name="T5">this tutorial: </text:span><text:a xlink:type="simple" xlink:href="http://localhost:8080/myApp/services/MyWebClass?wsdl"><text:span text:style-name="T6">http://localhost:8080/myApp/services/MyWebClass?wsdl</text:span></text:a><text:span text:style-name="T5">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6-15T09:14:30</meta:creation-date>
    <dc:date>2008-01-25T14:14:39</dc:date>
    <dc:language>en-US</dc:language>
    <meta:editing-cycles>19</meta:editing-cycles>
    <meta:editing-duration>PT7H48M58S</meta:editing-duration>
    <meta:user-defined meta:name="Info 1"/>
    <meta:user-defined meta:name="Info 2"/>
    <meta:user-defined meta:name="Info 3"/>
    <meta:user-defined meta:name="Info 4"/>
    <meta:document-statistic meta:table-count="0" meta:image-count="0" meta:object-count="0" meta:page-count="13" meta:paragraph-count="287" meta:word-count="4076" meta:character-count="25364"/>
  </office:meta>
</office:document-meta>
</file>